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000000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draw:fit-to-size="false" style:shrink-to-fit="true" fo:min-height="2.845cm"/>
      <style:paragraph-properties style:writing-mode="lr-tb"/>
    </style:style>
    <style:style style:name="gr4" style:family="graphic" style:parent-style-name="standard">
      <style:graphic-properties draw:stroke="dash" draw:stroke-dash="Dash" svg:stroke-width="0.02cm" svg:stroke-color="#ff0000" draw:marker-start-width="0.23cm" draw:marker-end-width="0.23cm" svg:stroke-linecap="butt" draw:fill="none" draw:textarea-horizontal-align="justify" draw:textarea-vertical-align="middle" draw:auto-grow-height="false" fo:min-height="0.74cm" fo:min-width="0.49cm" fo:padding-top="0.135cm" fo:padding-bottom="0.135cm" fo:padding-left="0.26cm" fo:padding-right="0.26cm"/>
    </style:style>
    <style:style style:name="gr5" style:family="graphic" style:parent-style-name="standard">
      <style:graphic-properties draw:stroke="dash" draw:stroke-dash="Dash" svg:stroke-width="0.02cm" svg:stroke-color="#ff0000" draw:marker-start-width="0.23cm" draw:marker-end-width="0.23cm" svg:stroke-linecap="butt" draw:fill="none" draw:textarea-horizontal-align="justify" draw:textarea-vertical-align="middle" draw:auto-grow-height="false" fo:min-height="0.23cm" fo:min-width="0.48cm" fo:padding-top="0.135cm" fo:padding-bottom="0.135cm" fo:padding-left="0.26cm" fo:padding-right="0.26cm"/>
    </style:style>
    <style:style style:name="gr6" style:family="graphic" style:parent-style-name="standard">
      <style:graphic-properties draw:stroke="dash" draw:stroke-dash="Dash" svg:stroke-width="0.02cm" svg:stroke-color="#ff0000" draw:marker-start-width="0.23cm" draw:marker-end-width="0.23cm" svg:stroke-linecap="butt" draw:fill="none" draw:textarea-horizontal-align="justify" draw:textarea-vertical-align="middle" draw:auto-grow-height="false" fo:min-height="0.73cm" fo:min-width="0.48cm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Dash_20__28_Rounded_29_" svg:stroke-width="0.02cm" svg:stroke-color="#2a6099" draw:marker-start-width="0.23cm" draw:marker-end-width="0.23cm" svg:stroke-linecap="round" draw:fill="none" draw:textarea-horizontal-align="justify" draw:textarea-vertical-align="middle" draw:auto-grow-height="false" fo:min-height="0.73cm" fo:min-width="0.48cm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Dash_20__28_Rounded_29_" svg:stroke-width="0.02cm" svg:stroke-color="#00a933" draw:marker-start-width="0.23cm" draw:marker-end-width="0.23cm" svg:stroke-linecap="round" draw:fill="none" draw:textarea-horizontal-align="justify" draw:textarea-vertical-align="middle" draw:auto-grow-height="false" fo:min-height="0.73cm" fo:min-width="0.48cm" fo:padding-top="0.135cm" fo:padding-bottom="0.135cm" fo:padding-left="0.26cm" fo:padding-right="0.26cm"/>
    </style:style>
    <style:style style:name="gr9" style:family="graphic" style:parent-style-name="standard">
      <style:graphic-properties draw:stroke="dash" draw:stroke-dash="Dash" svg:stroke-width="0.02cm" svg:stroke-color="#ff8000" draw:marker-start-width="0.23cm" draw:marker-end-width="0.23cm" svg:stroke-linecap="butt" draw:fill="none" draw:textarea-horizontal-align="justify" draw:textarea-vertical-align="middle" draw:auto-grow-height="false" fo:min-height="0.73cm" fo:min-width="0.48cm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Dash_20__28_Rounded_29_" svg:stroke-width="0.02cm" svg:stroke-color="#2a6099" draw:marker-start-width="0.23cm" draw:marker-end-width="0.23cm" svg:stroke-linecap="round" draw:fill="none" draw:textarea-horizontal-align="justify" draw:textarea-vertical-align="middle" draw:auto-grow-height="false" fo:min-height="0.23cm" fo:min-width="0.48cm" fo:padding-top="0.135cm" fo:padding-bottom="0.135cm" fo:padding-left="0.26cm" fo:padding-right="0.26cm"/>
    </style:style>
    <style:style style:name="gr11" style:family="graphic" style:parent-style-name="standard">
      <style:graphic-properties draw:stroke="dash" draw:stroke-dash="Dash_20__28_Rounded_29_" svg:stroke-width="0.02cm" svg:stroke-color="#00a933" draw:marker-start-width="0.23cm" draw:marker-end-width="0.23cm" svg:stroke-linecap="round" draw:fill="none" draw:textarea-horizontal-align="justify" draw:textarea-vertical-align="middle" draw:auto-grow-height="false" fo:min-height="0.23cm" fo:min-width="0.48cm" fo:padding-top="0.135cm" fo:padding-bottom="0.135cm" fo:padding-left="0.26cm" fo:padding-right="0.26cm"/>
    </style:style>
    <style:style style:name="gr12" style:family="graphic" style:parent-style-name="standard">
      <style:graphic-properties draw:stroke="dash" draw:stroke-dash="Dash" svg:stroke-width="0.02cm" svg:stroke-color="#ff8000" draw:marker-start-width="0.23cm" draw:marker-end-width="0.23cm" svg:stroke-linecap="butt" draw:fill="none" draw:textarea-horizontal-align="justify" draw:textarea-vertical-align="middle" draw:auto-grow-height="false" fo:min-height="0.23cm" fo:min-width="0.48cm" fo:padding-top="0.135cm" fo:padding-bottom="0.135cm" fo:padding-left="0.26cm" fo:padding-right="0.26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2.1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25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.813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485cm"/>
      <style:paragraph-properties style:writing-mode="lr-tb"/>
    </style:style>
    <style:style style:name="gr17" style:family="graphic" style:parent-style-name="standard">
      <style:graphic-properties draw:stroke="dash" draw:stroke-dash="Dash" svg:stroke-width="0.02cm" svg:stroke-color="#ff0000" draw:marker-start-width="0.23cm" draw:marker-end-width="0.23cm" svg:stroke-linecap="butt" draw:fill="none" draw:textarea-horizontal-align="justify" draw:textarea-vertical-align="middle" draw:auto-grow-height="false" fo:min-height="1.23cm" fo:min-width="0.98cm" fo:padding-top="0.135cm" fo:padding-bottom="0.135cm" fo:padding-left="0.26cm" fo:padding-right="0.26cm"/>
    </style:style>
    <style:style style:name="gr18" style:family="graphic" style:parent-style-name="standard">
      <style:graphic-properties draw:stroke="dash" draw:stroke-dash="Dash" svg:stroke-width="0.02cm" svg:stroke-color="#ff0000" draw:marker-start-width="0.23cm" draw:marker-end-width="0.23cm" svg:stroke-linecap="butt" draw:fill="none" draw:textarea-horizontal-align="justify" draw:textarea-vertical-align="middle" draw:auto-grow-height="false" fo:min-height="0.23cm" fo:min-width="0.98cm" fo:padding-top="0.135cm" fo:padding-bottom="0.135cm" fo:padding-left="0.26cm" fo:padding-right="0.26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237cm" fo:min-width="0.634cm"/>
    </style:style>
    <style:style style:name="gr20" style:family="graphic" style:parent-style-name="objectwithoutfill">
      <style:graphic-properties svg:stroke-color="#ff0000" draw:marker-end="Arrowheads_20_1" draw:fill="none" draw:textarea-vertical-align="middle"/>
    </style:style>
    <style:style style:name="gr21" style:family="graphic" style:parent-style-name="objectwithoutfill">
      <style:graphic-properties svg:stroke-color="#00a933" draw:marker-end="Arrowheads_20_1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font-name="Liberation Mono" fo:font-size="6pt" style:font-size-asian="6pt" style:font-size-complex="6pt"/>
    </style:style>
    <style:style style:name="P8" style:family="paragraph">
      <style:paragraph-properties fo:text-align="center"/>
      <style:text-properties style:font-name="Liberation Mono" fo:font-size="6pt" style:font-size-asian="6pt" style:font-size-complex="6pt"/>
    </style:style>
    <style:style style:name="P9" style:family="paragraph">
      <loext:graphic-properties draw:fill="none" draw:fill-color="#ffffff"/>
      <style:paragraph-properties fo:text-align="center"/>
      <style:text-properties style:font-name="Liberation Mono" fo:font-size="6pt" style:font-size-asian="6pt" style:font-size-complex="6pt"/>
    </style:style>
    <style:style style:name="P10" style:family="paragraph">
      <style:paragraph-properties fo:text-align="start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12" style:family="paragraph">
      <style:paragraph-properties fo:text-align="center"/>
      <style:text-properties fo:color="#ff0000" loext:opacity="100%" style:font-name="Liberation Sans1" fo:font-size="6pt" style:font-size-asian="6pt" style:font-size-complex="6pt"/>
    </style:style>
    <style:style style:name="P13" style:family="paragraph">
      <loext:graphic-properties draw:fill="none" draw:fill-color="#ffffff"/>
      <style:paragraph-properties fo:text-align="center"/>
      <style:text-properties fo:color="#ff0000" loext:opacity="100%" style:font-name="Liberation Sans1" fo:font-size="6pt" style:font-size-asian="6pt" style:font-size-complex="6pt"/>
    </style:style>
    <style:style style:name="P14" style:family="paragraph">
      <style:paragraph-properties fo:text-align="center"/>
      <style:text-properties fo:color="#00a933" loext:opacity="100%" style:font-name="Liberation Sans1" fo:font-size="6pt" style:font-size-asian="6pt" style:font-size-complex="6pt"/>
    </style:style>
    <style:style style:name="P15" style:family="paragraph">
      <loext:graphic-properties draw:fill="none" draw:fill-color="#ffffff"/>
      <style:paragraph-properties fo:text-align="center"/>
      <style:text-properties fo:color="#00a933" loext:opacity="100%" style:font-name="Liberation Sans1" fo:font-size="6pt" style:font-size-asian="6pt" style:font-size-complex="6pt"/>
    </style:style>
    <style:style style:name="P16" style:family="paragraph">
      <style:paragraph-properties fo:text-align="center"/>
      <style:text-properties fo:color="#000000" loext:opacity="100%" style:font-name="Liberation Mono" fo:font-size="6pt" style:font-size-asian="6pt" style:font-size-complex="6pt"/>
    </style:style>
    <style:style style:name="P17" style:family="paragraph">
      <loext:graphic-properties draw:fill="none" draw:fill-color="#ffffff"/>
      <style:paragraph-properties fo:text-align="center"/>
      <style:text-properties fo:color="#000000" loext:opacity="100%" style:font-name="Liberation Mono"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Liberation Mono" fo:font-size="6pt" style:font-size-asian="6pt" style:font-size-complex="6pt"/>
    </style:style>
    <style:style style:name="T3" style:family="text">
      <style:text-properties fo:color="#ff0000" loext:opacity="100%" style:font-name="Liberation Sans1" fo:font-size="6pt" style:font-size-asian="6pt" style:font-size-complex="6pt"/>
    </style:style>
    <style:style style:name="T4" style:family="text">
      <style:text-properties fo:color="#ff0000" loext:opacity="100%" style:font-name="Liberation Sans1" fo:font-size="6pt" style:font-name-asian="Liberation Mono" style:font-size-asian="6pt" style:font-name-complex="Liberation Mono" style:font-size-complex="6pt"/>
    </style:style>
    <style:style style:name="T5" style:family="text">
      <style:text-properties fo:color="#00a933" loext:opacity="100%" style:font-name="Liberation Sans1" fo:font-size="6pt" style:font-size-asian="6pt" style:font-size-complex="6pt"/>
    </style:style>
    <style:style style:name="T6" style:family="text">
      <style:text-properties fo:color="#00a933" loext:opacity="100%" style:font-name="Liberation Sans1" fo:font-size="6pt" style:font-name-asian="Liberation Mono" style:font-size-asian="6pt" style:font-name-complex="Liberation Mono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2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2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cm" svg:height="0.595cm" svg:x="2cm" svg:y="4.155cm">
          <draw:text-box>
            <text:p text:style-name="P3"><text:span text:style-name="T1">.BMP Image</text:span></text:p>
          </draw:text-box>
        </draw:frame>
        <draw:custom-shape draw:style-name="gr1" draw:text-style-name="P1" draw:layer="layout" svg:width="0.5cm" svg:height="0.5cm" svg:x="9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4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5.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6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6.5cm" svg:y="2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cm" svg:height="0.595cm" svg:x="12cm" svg:y="1.655cm">
          <draw:text-box draw:corner-radius="7.5cm">
            <text:p text:style-name="P3"><text:span text:style-name="T1">Image data</text:span></text:p>
          </draw:text-box>
        </draw:frame>
        <draw:custom-shape draw:style-name="gr4" draw:text-style-name="P5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5cm" svg:x="9cm" svg:y="2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5cm" svg:x="11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9.5cm" svg:y="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cm" svg:height="0.595cm" svg:x="12cm" svg:y="7.405cm">
          <draw:text-box>
            <text:p text:style-name="P3"><text:span text:style-name="T1">Chunk Vector</text:span></text:p>
          </draw:text-box>
        </draw:frame>
        <draw:custom-shape draw:style-name="gr7" draw:text-style-name="P5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1.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4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13.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5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6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6cm" svg:y="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cm" svg:height="1cm" svg:x="15.5cm" svg:y="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cm" svg:height="0.5cm" svg:x="10cm" svg:y="2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cm" svg:height="0.5cm" svg:x="12cm" svg:y="2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cm" svg:height="0.5cm" svg:x="15cm" svg:y="2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cm" svg:height="0.5cm" svg:x="13cm" svg:y="2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cm" svg:height="0.5cm" svg:x="14cm" svg:y="2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cm" svg:height="0.5cm" svg:x="16cm" svg:y="2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cm" svg:height="1cm" svg:x="5cm" svg:y="2.5cm">
          <text:p text:style-name="P6"><text:span text:style-name="T2">stb</text:span><text:span text:style-name="T2">i_i</text:span><text:span text:style-name="T2">mag</text:span><text:span text:style-name="T2">e_l</text:span><text:span text:style-name="T2">oad</text:span><text:span text:style-name="T2">(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9" draw:layer="layout" svg:width="3cm" svg:height="0.5cm" svg:x="5cm" svg:y="2.75cm">
          <draw:text-box>
            <text:p text:style-name="P8"><text:span text:style-name="T2">stbi_image_load()</text:span></text:p>
          </draw:text-box>
        </draw:frame>
        <draw:custom-shape draw:style-name="gr15" draw:text-style-name="P5" draw:layer="layout" svg:width="1.5cm" svg:height="1cm" draw:transform="rotate (-1.5707963267949) translate (13.5cm 4cm)">
          <text:p/>
          <draw:enhanced-geometry svg:viewBox="0 0 21600 21600" draw:text-areas="0 ?f0 ?f5 ?f2" draw:type="right-arrow" draw:modifiers="10749.6335776149 5545.654345654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9" draw:layer="layout" svg:width="3.5cm" svg:height="0.735cm" svg:x="13.75cm" svg:y="4.265cm">
          <draw:text-box>
            <text:p text:style-name="P8"><text:span text:style-name="T2">For all </text:span><text:span text:style-name="T2">chunks </text:span><text:span text:style-name="T2">Image::</text:span><text:span text:style-name="T2">extract</text:span><text:span text:style-name="T2">Chunk()</text:span></text:p>
          </draw:text-box>
        </draw:frame>
        <draw:frame draw:style-name="gr3" draw:text-style-name="P11" draw:layer="layout" svg:width="2.75cm" svg:height="1.345cm" svg:x="1.75cm" svg:y="4.75cm">
          <draw:text-box>
            <text:p text:style-name="P10"><text:span text:style-name="T1">Exam</text:span><text:span text:style-name="T1">ple </text:span><text:span text:style-name="T1">param</text:span><text:span text:style-name="T1">eters</text:span></text:p>
            <text:p text:style-name="P10"><text:span text:style-name="T1">Image </text:span><text:span text:style-name="T1">size: </text:span><text:span text:style-name="T1">4px x </text:span><text:span text:style-name="T1">4px</text:span><text:span text:style-name="T1"><text:line-break/></text:span><text:span text:style-name="T1">Chunk </text:span><text:span text:style-name="T1">width: </text:span><text:span text:style-name="T1">2px</text:span></text:p>
          </draw:text-box>
        </draw:frame>
        <draw:custom-shape draw:style-name="gr1" draw:text-style-name="P1" draw:layer="layout" svg:width="0.5cm" svg:height="0.5cm" svg:x="2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2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5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2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5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12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cm" svg:height="0.595cm" svg:x="2cm" svg:y="13.155cm">
          <draw:text-box>
            <text:p text:style-name="P3"><text:span text:style-name="T1">.BMP Image</text:span></text:p>
          </draw:text-box>
        </draw:frame>
        <draw:custom-shape draw:style-name="gr1" draw:text-style-name="P1" draw:layer="layout" svg:width="0.5cm" svg:height="0.5cm" svg:x="9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5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5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4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5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5.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6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6.5cm" svg:y="11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cm" svg:height="0.595cm" svg:x="12cm" svg:y="10.655cm">
          <draw:text-box draw:corner-radius="7.5cm">
            <text:p text:style-name="P3"><text:span text:style-name="T1">Image data</text:span></text:p>
          </draw:text-box>
        </draw:frame>
        <draw:custom-shape draw:style-name="gr17" draw:text-style-name="P5" draw:layer="layout" svg:width="1.5cm" svg:height="1.5cm" svg:x="2cm" svg:y="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5cm" svg:height="0.5cm" svg:x="9cm" svg:y="11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5cm" svg:height="0.5cm" svg:x="11cm" svg:y="11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cm" svg:height="0.595cm" svg:x="12cm" svg:y="17cm">
          <draw:text-box>
            <text:p text:style-name="P3"><text:span text:style-name="T1">C</text:span><text:span text:style-name="T1">h</text:span><text:span text:style-name="T1">u</text:span><text:span text:style-name="T1">n</text:span><text:span text:style-name="T1">k</text:span><text:span text:style-name="T1"> 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/text:p>
          </draw:text-box>
        </draw:frame>
        <draw:custom-shape draw:style-name="gr13" draw:text-style-name="P7" draw:layer="layout" svg:width="3cm" svg:height="1cm" svg:x="5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9" draw:layer="layout" svg:width="3cm" svg:height="0.5cm" svg:x="5cm" svg:y="11.75cm">
          <draw:text-box>
            <text:p text:style-name="P8"><text:span text:style-name="T2">stbi_image_load()</text:span></text:p>
          </draw:text-box>
        </draw:frame>
        <draw:custom-shape draw:style-name="gr19" draw:text-style-name="P5" draw:layer="layout" svg:width="1.5cm" svg:height="1cm" draw:transform="rotate (-1.5707963267949) translate (13.5cm 13cm)">
          <text:p/>
          <draw:enhanced-geometry svg:viewBox="0 0 21600 21600" draw:text-areas="0 ?f0 ?f5 ?f2" draw:type="right-arrow" draw:modifiers="10749.6335776149 5545.654345654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9" draw:layer="layout" svg:width="3.5cm" svg:height="0.735cm" svg:x="14cm" svg:y="13.25cm">
          <draw:text-box>
            <text:p text:style-name="P8"><text:span text:style-name="T2">For all chunks </text:span><text:span text:style-name="T2">Image::extractChunk()</text:span></text:p>
          </draw:text-box>
        </draw:frame>
        <draw:frame draw:style-name="gr3" draw:text-style-name="P11" draw:layer="layout" svg:width="2.75cm" svg:height="1.345cm" svg:x="1.75cm" svg:y="13.75cm">
          <draw:text-box>
            <text:p text:style-name="P10"><text:span text:style-name="T1">Example parameters</text:span></text:p>
            <text:p text:style-name="P10"><text:span text:style-name="T1">Image size: 4px x 4px</text:span><text:span text:style-name="T1"><text:line-break/></text:span><text:span text:style-name="T1">Chunk width: 3px</text:span></text:p>
          </draw:text-box>
        </draw:frame>
        <draw:custom-shape draw:style-name="gr18" draw:text-style-name="P5" draw:layer="layout" svg:width="1.5cm" svg:height="0.5cm" svg:x="13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25cm" svg:y="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7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25cm" svg:y="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25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75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25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25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75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.25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5cm" svg:height="1.5cm" svg:x="12.25cm" svg:y="15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2.25cm" svg:y1="2.25cm" svg:x2="9.75cm" svg:y2="6.25cm">
          <text:p/>
        </draw:line>
        <draw:line draw:style-name="gr20" draw:text-style-name="P5" draw:layer="layout" svg:x1="3.25cm" svg:y1="11.75cm" svg:x2="13.5cm" svg:y2="15.75cm">
          <text:p/>
        </draw:line>
        <draw:line draw:style-name="gr21" draw:text-style-name="P5" draw:layer="layout" svg:x1="2.75cm" svg:y1="3.25cm" svg:x2="14.25cm" svg:y2="6.25cm">
          <text:p/>
        </draw:line>
        <draw:frame draw:style-name="gr16" draw:text-style-name="P13" draw:layer="layout" svg:width="2cm" svg:height="0.735cm" svg:x="7.5cm" svg:y="5.765cm">
          <draw:text-box>
            <text:p text:style-name="P12"><text:span text:style-name="T3">0,0 </text:span><text:span text:style-name="T4">→</text:span><text:span text:style-name="T3"> 0,0,0,0</text:span></text:p>
          </draw:text-box>
        </draw:frame>
        <draw:frame draw:style-name="gr16" draw:text-style-name="P15" draw:layer="layout" svg:width="2cm" svg:height="0.735cm" svg:x="9.25cm" svg:y="5.265cm">
          <draw:text-box>
            <text:p text:style-name="P14"><text:span text:style-name="T5">2,1 </text:span><text:span text:style-name="T6">→</text:span><text:span text:style-name="T5"> 1,0,0,1</text:span></text:p>
          </draw:text-box>
        </draw:frame>
        <draw:frame draw:style-name="gr16" draw:text-style-name="P17" draw:layer="layout" svg:width="3.5cm" svg:height="0.735cm" svg:x="5cm" svg:y="4.015cm">
          <draw:text-box>
            <text:p text:style-name="P16"><text:span text:style-name="T2">toChunkCoord()</text:span></text:p>
          </draw:text-box>
        </draw:frame>
        <draw:frame draw:style-name="gr16" draw:text-style-name="P17" draw:layer="layout" svg:width="3.5cm" svg:height="0.735cm" svg:x="5.75cm" svg:y="13cm">
          <draw:text-box>
            <text:p text:style-name="P16"><text:span text:style-name="T2">toChunkCoord()</text:span></text:p>
          </draw:text-box>
        </draw:frame>
        <draw:frame draw:style-name="gr16" draw:text-style-name="P13" draw:layer="layout" svg:width="2cm" svg:height="0.735cm" svg:x="10cm" svg:y="14.985cm">
          <draw:text-box>
            <text:p text:style-name="P12"><text:span text:style-name="T3">1,2 </text:span><text:span text:style-name="T4">→</text:span><text:span text:style-name="T3"> 0,0,1,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826 1131 754" svg:d="M566 826l-566 754 114-85 136-68 148-46 161-17 161 13 153 46 140 68 118 89z"/>
    <draw:marker draw:name="Arrowheads_20_4" draw:display-name="Arrowheads 4" svg:viewBox="0 0 1131 1580" svg:d="M1013 1491l118 89-567-1580-564 1580 114-85 136-68 148-46 161-17 161 13 153 46z"/>
    <draw:marker draw:name="Arrowheads_20_5" draw:display-name="Arrowheads 5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3T15:11:45.729288153</meta:creation-date>
    <dc:date>2022-07-13T16:01:06.669521123</dc:date>
    <meta:editing-duration>PT18M3S</meta:editing-duration>
    <meta:editing-cycles>5</meta:editing-cycles>
    <meta:generator>LibreOffice/7.2.7.2$Linux_X86_64 LibreOffice_project/20$Build-2</meta:generator>
    <meta:document-statistic meta:object-count="134"/>
  </office:meta>
</office:document-meta>
</file>